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P8" style:family="paragraph" style:parent-style-name="Text_20_body">
      <style:paragraph-properties>
        <style:tab-stops>
          <style:tab-stop style:position="6.4992in" style:type="right"/>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Table_20_Contents">
      <style:paragraph-properties fo:margin-top="0in" fo:margin-bottom="0in" loext:contextual-spacing="false" fo:text-align="start"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officeooo:rsid="0018cb17"/>
    </style:style>
    <style:style style:name="T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5">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xml:id="list4625825217106639026" text:style-name="L1">
        <text:list-item>
          <text:p text:style-name="P15">The OpenLCB Message Network Standard, w<text:span text:style-name="T4">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5"><text:span text:style-name="T4">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gives </text:span><text:soft-page-break/><text:span text:style-name="T4">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12">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12">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Standard">The reply payload is a sequence of bytes which is a concatenation of the following entries without any separator. The entries are of fixed or variable length.</text:p>
      <text:list xml:id="list6709676852259831187" text:style-name="L2">
        <text:list-item>
          <text:p text:style-name="P16">The byte 0x01 or 0x04 to indicate the version of the following content</text:p>
        </text:list-item>
        <text:list-item>
          <text:p text:style-name="P16">A null-terminated string for manufacturer name of no more than 41 bytes including terminating null.</text:p>
        </text:list-item>
        <text:list-item>
          <text:p text:style-name="P16">A null-terminated string for node model name of no more than 41 bytes including terminating null.</text:p>
        </text:list-item>
        <text:list-item>
          <text:p text:style-name="P16">A null-terminated string for node hardware version of no more than 21 bytes including terminating null.</text:p>
        </text:list-item>
        <text:list-item>
          <text:p text:style-name="P16">A null-terminated string for node software version of no more than 21 bytes including terminating null.</text:p>
        </text:list-item>
        <text:list-item>
          <text:p text:style-name="P16"><text:soft-page-break/>The byte 0x01 or 0x02 to indicate the version of the following content</text:p>
        </text:list-item>
        <text:list-item>
          <text:p text:style-name="P16">A null-terminated string for user-provided node name of no more than 63 bytes including terminating null.</text:p>
        </text:list-item>
        <text:list-item>
          <text:p text:style-name="P16">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Standard">Nodes must therefore accept data with either of the version numbers as presented in Section <text:a xlink:type="simple" xlink:href="#5.1.Format|outline" text:style-name="Internet_20_link" text:visited-style-name="Visited_20_Internet_20_Link"><text:bookmark-ref text:reference-format="number-all-superior" text:ref-name="__RefHeading__15765_44339546">5.1</text:bookmark-ref></text:a>.</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5.1</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text:s/>1 Introduction (Informative)<text:tab/>1</text:p>
          <text:p text:style-name="P13"><text:s/>2 Intended Use (Informative)<text:tab/>1</text:p>
          <text:p text:style-name="P13"><text:s/>3 References and Context (Normative)<text:tab/>1</text:p>
          <text:p text:style-name="P13"><text:s/>4 Message Formats (Normative)<text:tab/>2</text:p>
          <text:p text:style-name="P14"><text:s/>4.1 Simple Node Information Request<text:tab/>2</text:p>
          <text:p text:style-name="P14"><text:s/>4.2 Simple Node Information Reply<text:tab/>2</text:p>
          <text:p text:style-name="P13"><text:s/>5 Payload Format (Normative)<text:tab/>2</text:p>
          <text:p text:style-name="P14"><text:s/>5.1 Format<text:tab/>2</text:p>
          <text:p text:style-name="P14"><text:s/>5.2 Versioning<text:tab/>3</text:p>
          <text:p text:style-name="P13"><text:s/>6 Interactions (Normative)<text:tab/>3</text:p>
          <text:p text:style-name="P14"><text:s/>6.1 Discovery<text:tab/>3</text:p>
          <text:p text:style-name="P14"><text:s/>6.2 Request and reply<text:tab/>3</text:p>
          <text:p text:style-name="P14"><text:s/>6.3 Stability<text:tab/>3</text:p>
          <text:p text:style-name="P13"><text:s/>7 CAN Adaptation (Normativ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left="0.0618in" fo:margin-right="0.0618in" fo:margin-top="0in" fo:margin-bottom="0.1181in" loext: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1b387a" style:font-size-asian="14pt" style:font-weight-asian="bold" style:font-size-complex="14pt" style:font-weight-complex="bold"/>
    </style:style>
    <style:style style:name="MP7" style:family="paragraph" style:parent-style-name="Text_20_body">
      <style:paragraph-properties>
        <style:tab-stops>
          <style:tab-stop style:position="6.4992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Standard</text:titl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87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user-defined style:data-style-name="N0" text:name="OLCBdate">Feb 6, 2016</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107</meta:editing-cycles>
    <meta:editing-duration>PT16H23M52S</meta:editing-duration>
    <meta:generator>LibreOffice/4.4.0.3$MacOSX_X86_64 LibreOffice_project/de093506bcdc5fafd9023ee680b8c60e3e0645d7</meta:generator>
    <dc:date>2016-02-07T23:13:42.646728000</dc:date>
    <dc:creator>David Harris</dc:creator>
    <meta:document-statistic meta:table-count="3" meta:image-count="1" meta:object-count="0" meta:page-count="4" meta:paragraph-count="89" meta:word-count="1050" meta:character-count="6546" meta:non-whitespace-character-count="5567"/>
    <meta:user-defined meta:name="Info 4"/>
    <meta:user-defined meta:name="OLCBdate">Feb 6, 2016</meta:user-defined>
    <meta:user-defined meta:name="OLCBstatus">Adopted</meta:user-defined>
    <meta:user-defined meta:name="OLCByear">2016</meta:user-defined>
  </office:meta>
</office:document-meta>
</file>